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DC3E78246FA0F6D58.png" manifest:media-type="image/png"/>
  <manifest:file-entry manifest:full-path="Pictures/10000001000007800000041D63B7B09111C6F83A.png" manifest:media-type="image/png"/>
  <manifest:file-entry manifest:full-path="Pictures/10000001000007800000041D5D43B382F36E33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238cm" svg:y="3.44cm" svg:width="16.51cm" svg:height="9.054cm" draw:z-index="0"><draw:image xlink:href="Pictures/10000001000007800000041D5D43B382F36E338B.png" xlink:type="simple" xlink:show="embed" xlink:actuate="onLoad" draw:mime-type="image/png"/></draw:frame></text:p>
      <text:p text:style-name="P2"><draw:frame draw:style-name="fr1" draw:name="Image2" text:anchor-type="char" svg:x="0cm" svg:y="3.995cm" svg:width="16.51cm" svg:height="9.054cm" draw:z-index="1"><draw:image xlink:href="Pictures/10000001000007800000041D63B7B09111C6F83A.png" xlink:type="simple" xlink:show="embed" xlink:actuate="onLoad" draw:mime-type="image/png"/></draw:frame></text:p>
      <text:p text:style-name="P2"><draw:frame draw:style-name="fr1" draw:name="Image3" text:anchor-type="char" svg:x="0cm" svg:y="5.292cm" svg:width="16.51cm" svg:height="9.054cm" draw:z-index="2"><draw:image xlink:href="Pictures/10000001000007800000041DC3E78246FA0F6D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5T22:56:26.382465407</dc:date>
    <meta:editing-duration>PT2M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